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Text_20_body">
      <style:paragraph-properties fo:line-height="100%" fo:text-align="justify" style:justify-single-word="false"/>
      <style:text-properties style:font-name="Ubuntu Condensed" officeooo:rsid="00354ca2" officeooo:paragraph-rsid="00354ca2"/>
    </style:style>
    <style:style style:name="P2" style:family="paragraph" style:parent-style-name="Text_20_body">
      <style:paragraph-properties fo:line-height="100%" fo:text-align="justify" style:justify-single-word="false"/>
      <style:text-properties style:font-name="Ubuntu Condensed" officeooo:rsid="003e2645" officeooo:paragraph-rsid="003e2645"/>
    </style:style>
    <style:style style:name="P3" style:family="paragraph" style:parent-style-name="Text_20_body">
      <style:paragraph-properties fo:line-height="100%" fo:text-align="justify" style:justify-single-word="false"/>
      <style:text-properties style:font-name="Ubuntu Condensed" fo:font-size="14pt" fo:font-weight="bold" officeooo:rsid="00354ca2" officeooo:paragraph-rsid="00354ca2" style:font-size-asian="14pt" style:font-weight-asian="bold" style:font-size-complex="14pt" style:font-weight-complex="bold"/>
    </style:style>
    <style:style style:name="P4" style:family="paragraph" style:parent-style-name="Text_20_body">
      <style:paragraph-properties fo:line-height="100%" fo:text-align="justify" style:justify-single-word="false"/>
      <style:text-properties style:font-name="Ubuntu Condensed" fo:font-weight="normal" officeooo:rsid="001caaba" officeooo:paragraph-rsid="002aa681" style:font-weight-asian="normal" style:font-weight-complex="normal"/>
    </style:style>
    <style:style style:name="P5" style:family="paragraph" style:parent-style-name="Text_20_body">
      <style:paragraph-properties fo:line-height="100%" fo:text-align="justify" style:justify-single-word="false"/>
      <style:text-properties style:font-name="Ubuntu Condensed" fo:font-weight="normal" officeooo:rsid="001d9c39" officeooo:paragraph-rsid="00216c5a" style:font-weight-asian="normal" style:font-weight-complex="normal"/>
    </style:style>
    <style:style style:name="P6" style:family="paragraph" style:parent-style-name="Text_20_body">
      <style:paragraph-properties fo:margin-left="0cm" fo:margin-right="0cm" fo:line-height="100%" fo:text-align="justify" style:justify-single-word="false" fo:text-indent="0cm" style:auto-text-indent="false"/>
      <style:text-properties style:font-name="Ubuntu Condensed" fo:font-weight="normal" officeooo:rsid="004f2ecc" officeooo:paragraph-rsid="0079dae3" style:font-weight-asian="normal" style:font-weight-complex="normal"/>
    </style:style>
    <style:style style:name="P7" style:family="paragraph" style:parent-style-name="Text_20_body">
      <style:paragraph-properties fo:margin-left="0cm" fo:margin-right="0cm" fo:line-height="100%" fo:text-align="justify" style:justify-single-word="false" fo:text-indent="0cm" style:auto-text-indent="false"/>
      <style:text-properties style:font-name="Ubuntu Condensed" fo:font-weight="normal" officeooo:rsid="006b8450" officeooo:paragraph-rsid="007412bb" style:font-weight-asian="normal" style:font-weight-complex="normal"/>
    </style:style>
    <style:style style:name="P8" style:family="paragraph" style:parent-style-name="Text_20_body">
      <style:paragraph-properties fo:margin-left="0cm" fo:margin-right="0cm" fo:line-height="100%" fo:text-align="justify" style:justify-single-word="false" fo:text-indent="0cm" style:auto-text-indent="false"/>
      <style:text-properties style:font-name="Ubuntu Condensed" fo:font-weight="normal" officeooo:rsid="006b8450" officeooo:paragraph-rsid="006de2f4" style:font-weight-asian="normal" style:font-weight-complex="normal"/>
    </style:style>
    <style:style style:name="P9" style:family="paragraph" style:parent-style-name="Text_20_body">
      <style:paragraph-properties fo:margin-left="0cm" fo:margin-right="0cm" fo:line-height="100%" fo:text-align="justify" style:justify-single-word="false" fo:text-indent="0cm" style:auto-text-indent="false"/>
      <style:text-properties style:font-name="Ubuntu Condensed" fo:font-weight="normal" officeooo:rsid="00304e36" officeooo:paragraph-rsid="003e9345" style:font-weight-asian="normal" style:font-weight-complex="normal"/>
    </style:style>
    <style:style style:name="P10" style:family="paragraph" style:parent-style-name="Text_20_body">
      <style:paragraph-properties fo:margin-left="0cm" fo:margin-right="0cm" fo:line-height="100%" fo:text-align="justify" style:justify-single-word="false" fo:text-indent="0cm" style:auto-text-indent="false"/>
      <style:text-properties style:font-name="Ubuntu Condensed" fo:font-weight="normal" officeooo:rsid="004a537f" officeooo:paragraph-rsid="0079dae3" style:font-weight-asian="normal" style:font-weight-complex="normal"/>
    </style:style>
    <style:style style:name="P11" style:family="paragraph" style:parent-style-name="Text_20_body">
      <style:paragraph-properties fo:margin-left="0cm" fo:margin-right="0cm" fo:line-height="100%" fo:text-align="justify" style:justify-single-word="false" fo:text-indent="0cm" style:auto-text-indent="false"/>
      <style:text-properties style:font-name="Ubuntu Condensed" fo:font-weight="normal" officeooo:rsid="005530bd" officeooo:paragraph-rsid="005530bd" style:font-weight-asian="normal" style:font-weight-complex="normal"/>
    </style:style>
    <style:style style:name="P12" style:family="paragraph" style:parent-style-name="Text_20_body">
      <style:paragraph-properties fo:margin-left="0cm" fo:margin-right="0cm" fo:line-height="100%" fo:text-align="justify" style:justify-single-word="false" fo:text-indent="0cm" style:auto-text-indent="false"/>
      <style:text-properties style:font-name="Ubuntu Condensed" fo:font-size="12pt" fo:font-weight="normal" officeooo:rsid="006b8450" officeooo:paragraph-rsid="0071afec" style:font-size-asian="12pt" style:font-weight-asian="normal" style:font-size-complex="12pt" style:font-weight-complex="normal"/>
    </style:style>
    <style:style style:name="P13" style:family="paragraph" style:parent-style-name="Text_20_body">
      <style:paragraph-properties fo:margin-left="0cm" fo:margin-right="0cm" fo:line-height="100%" fo:text-align="justify" style:justify-single-word="false" fo:text-indent="0cm" style:auto-text-indent="false"/>
      <style:text-properties style:font-name="Ubuntu Condensed" fo:font-size="12pt" fo:font-style="normal" fo:font-weight="normal" officeooo:rsid="00533fa5" officeooo:paragraph-rsid="00441a4f" style:font-size-asian="12pt" style:font-style-asian="normal" style:font-weight-asian="normal" style:font-size-complex="12pt" style:font-style-complex="normal" style:font-weight-complex="normal"/>
    </style:style>
    <style:style style:name="P14" style:family="paragraph" style:parent-style-name="Text_20_body">
      <style:paragraph-properties fo:margin-left="0cm" fo:margin-right="0cm" fo:line-height="100%" fo:text-align="justify" style:justify-single-word="false" fo:text-indent="0cm" style:auto-text-indent="false"/>
      <style:text-properties style:font-name="Ubuntu Condensed" fo:font-size="12pt" fo:font-style="normal" fo:font-weight="normal" officeooo:rsid="0074ae5a" officeooo:paragraph-rsid="006de2f4"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left="0cm" fo:margin-right="0cm" fo:line-height="100%" fo:text-align="justify" style:justify-single-word="false" fo:text-indent="0cm" style:auto-text-indent="false"/>
      <style:text-properties style:font-name="Ubuntu Condensed" fo:font-size="12pt" fo:font-style="normal" fo:font-weight="bold" officeooo:rsid="003e9345" officeooo:paragraph-rsid="0079dae3" style:font-size-asian="12pt" style:font-style-asian="normal" style:font-weight-asian="bold" style:font-size-complex="12pt" style:font-style-complex="normal" style:font-weight-complex="bold"/>
    </style:style>
    <style:style style:name="P16" style:family="paragraph" style:parent-style-name="Text_20_body">
      <style:paragraph-properties fo:margin-left="0cm" fo:margin-right="0cm" fo:line-height="100%" fo:text-align="justify" style:justify-single-word="false" fo:text-indent="0cm" style:auto-text-indent="false"/>
      <style:text-properties style:font-name="Ubuntu Condensed" fo:font-style="normal" fo:font-weight="bold" officeooo:rsid="003e9345" officeooo:paragraph-rsid="0079dae3" style:font-style-asian="normal" style:font-weight-asian="bold" style:font-style-complex="normal" style:font-weight-complex="bold"/>
    </style:style>
    <style:style style:name="P17" style:family="paragraph" style:parent-style-name="Text_20_body">
      <style:paragraph-properties fo:margin-left="0cm" fo:margin-right="0cm" fo:line-height="100%" fo:text-align="justify" style:justify-single-word="false" fo:text-indent="0cm" style:auto-text-indent="false"/>
      <style:text-properties style:font-name="Ubuntu Condensed" fo:font-weight="bold" officeooo:rsid="003e9345" officeooo:paragraph-rsid="0079dae3" style:font-weight-asian="bold" style:font-weight-complex="bold"/>
    </style:style>
    <style:style style:name="P18" style:family="paragraph" style:parent-style-name="Text_20_body">
      <style:paragraph-properties fo:margin-left="0cm" fo:margin-right="0cm" fo:line-height="100%" fo:text-align="justify" style:justify-single-word="false" fo:text-indent="0cm" style:auto-text-indent="false"/>
      <style:text-properties style:font-name="Ubuntu Condensed" fo:font-size="14pt" fo:font-style="normal" fo:font-weight="bold" officeooo:rsid="003e9345" officeooo:paragraph-rsid="003e9345" style:font-size-asian="14pt" style:font-style-asian="normal" style:font-weight-asian="bold" style:font-size-complex="14pt" style:font-style-complex="normal" style:font-weight-complex="bold"/>
    </style:style>
    <style:style style:name="P19" style:family="paragraph" style:parent-style-name="Text_20_body">
      <style:paragraph-properties fo:margin-left="0cm" fo:margin-right="0cm" fo:line-height="100%" fo:text-align="justify" style:justify-single-word="false" fo:text-indent="0cm" style:auto-text-indent="false"/>
      <style:text-properties style:font-name="Ubuntu Condensed" officeooo:rsid="007d5942" officeooo:paragraph-rsid="007d5942"/>
    </style:style>
    <style:style style:name="P20" style:family="paragraph" style:parent-style-name="Standard">
      <style:paragraph-properties fo:margin-left="0cm" fo:margin-right="0cm" fo:line-height="100%" fo:text-align="justify" style:justify-single-word="false" fo:text-indent="0cm" style:auto-text-indent="false"/>
      <style:text-properties style:font-name="Ubuntu Condensed" officeooo:rsid="003a2c32" officeooo:paragraph-rsid="0079dae3"/>
    </style:style>
    <style:style style:name="P21" style:family="paragraph" style:parent-style-name="Standard">
      <style:paragraph-properties fo:margin-left="0cm" fo:margin-right="0cm" fo:line-height="100%" fo:text-align="justify" style:justify-single-word="false" fo:text-indent="0cm" style:auto-text-indent="false"/>
      <style:text-properties style:font-name="Ubuntu Condensed" fo:font-size="12pt" fo:font-style="normal" fo:font-weight="normal" officeooo:rsid="00424e5a" officeooo:paragraph-rsid="0079dae3" style:font-size-asian="12pt" style:font-style-asian="normal" style:font-weight-asian="normal" style:font-size-complex="12pt" style:font-style-complex="normal" style:font-weight-complex="normal"/>
    </style:style>
    <style:style style:name="P22" style:family="paragraph" style:parent-style-name="Footnote">
      <style:paragraph-properties fo:text-align="start" style:justify-single-word="false"/>
      <style:text-properties officeooo:rsid="00639ecf" officeooo:paragraph-rsid="00639ecf"/>
    </style:style>
    <style:style style:name="P23" style:family="paragraph" style:parent-style-name="Standard">
      <style:paragraph-properties fo:line-height="100%" fo:text-align="start" style:justify-single-word="false"/>
      <style:text-properties style:font-name="Ubuntu Condensed" fo:font-size="14pt" fo:font-weight="bold" officeooo:rsid="00354ca2" officeooo:paragraph-rsid="00354ca2" style:font-size-asian="14pt" style:font-weight-asian="bold" style:font-size-complex="14pt" style:font-weight-complex="bold"/>
    </style:style>
    <style:style style:name="P24" style:family="paragraph" style:parent-style-name="Standard">
      <style:paragraph-properties fo:line-height="100%" fo:text-align="start" style:justify-single-word="false"/>
      <style:text-properties style:font-name="Ubuntu Condensed" fo:font-weight="normal" officeooo:rsid="00354ca2" officeooo:paragraph-rsid="00354ca2" style:font-weight-asian="normal"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7580d9" style:font-size-asian="10.5pt" style:font-weight-asian="normal" style:font-size-complex="12pt" style:font-weight-complex="normal"/>
    </style:style>
    <style:style style:name="T3" style:family="text">
      <style:text-properties fo:font-size="12pt" fo:font-weight="normal" officeooo:rsid="00371003" style:font-size-asian="10.5pt" style:font-weight-asian="normal" style:font-size-complex="12pt" style:font-weight-complex="normal"/>
    </style:style>
    <style:style style:name="T4" style:family="text">
      <style:text-properties fo:font-size="12pt" fo:font-weight="normal" officeooo:rsid="007744ef" style:font-size-asian="10.5pt" style:font-weight-asian="normal" style:font-size-complex="12pt" style:font-weight-complex="normal"/>
    </style:style>
    <style:style style:name="T5" style:family="text">
      <style:text-properties fo:font-size="12pt" fo:font-weight="normal" officeooo:rsid="008d646c" style:font-size-asian="10.5pt" style:font-weight-asian="normal" style:font-size-complex="12pt" style:font-weight-complex="normal"/>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ize="12pt" fo:font-style="normal" officeooo:rsid="002aa681" style:font-size-asian="12pt" style:font-style-asian="normal" style:font-size-complex="12pt" style:font-style-complex="normal"/>
    </style:style>
    <style:style style:name="T8" style:family="text">
      <style:text-properties fo:font-size="12pt" fo:font-style="normal" officeooo:rsid="0031030d" style:font-size-asian="12pt" style:font-style-asian="normal" style:font-size-complex="12pt" style:font-style-complex="normal"/>
    </style:style>
    <style:style style:name="T9" style:family="text">
      <style:text-properties fo:font-size="12pt" fo:font-style="normal" officeooo:rsid="003295c4" style:font-size-asian="12pt" style:font-style-asian="normal" style:font-size-complex="12pt" style:font-style-complex="normal"/>
    </style:style>
    <style:style style:name="T10" style:family="text">
      <style:text-properties fo:font-size="12pt" fo:font-style="normal" officeooo:rsid="003e9345" style:font-size-asian="12pt" style:font-style-asian="normal" style:font-size-complex="12pt" style:font-style-complex="normal"/>
    </style:style>
    <style:style style:name="T11" style:family="text">
      <style:text-properties fo:font-size="12pt" fo:font-style="normal" officeooo:rsid="00408492" style:font-size-asian="12pt" style:font-style-asian="normal" style:font-size-complex="12pt" style:font-style-complex="normal"/>
    </style:style>
    <style:style style:name="T12" style:family="text">
      <style:text-properties fo:font-size="12pt" fo:font-style="normal" officeooo:rsid="004a537f" style:font-size-asian="12pt" style:font-style-asian="normal" style:font-size-complex="12pt" style:font-style-complex="normal"/>
    </style:style>
    <style:style style:name="T13" style:family="text">
      <style:text-properties fo:font-size="12pt" fo:font-style="normal" officeooo:rsid="004b4cc4" style:font-size-asian="12pt" style:font-style-asian="normal" style:font-size-complex="12pt" style:font-style-complex="normal"/>
    </style:style>
    <style:style style:name="T14" style:family="text">
      <style:text-properties fo:font-size="12pt" fo:font-style="normal" officeooo:rsid="004f626e" style:font-size-asian="12pt" style:font-style-asian="normal" style:font-size-complex="12pt" style:font-style-complex="normal"/>
    </style:style>
    <style:style style:name="T15" style:family="text">
      <style:text-properties fo:font-size="12pt" fo:font-style="normal" officeooo:rsid="0051d59e" style:font-size-asian="12pt" style:font-style-asian="normal" style:font-size-complex="12pt" style:font-style-complex="normal"/>
    </style:style>
    <style:style style:name="T16" style:family="text">
      <style:text-properties fo:font-size="12pt" fo:font-style="normal" officeooo:rsid="00533fa5" style:font-size-asian="12pt" style:font-style-asian="normal" style:font-size-complex="12pt" style:font-style-complex="normal"/>
    </style:style>
    <style:style style:name="T17" style:family="text">
      <style:text-properties fo:font-size="12pt" fo:font-style="normal" officeooo:rsid="00571d75" style:font-size-asian="12pt" style:font-style-asian="normal" style:font-size-complex="12pt" style:font-style-complex="normal"/>
    </style:style>
    <style:style style:name="T18" style:family="text">
      <style:text-properties fo:font-size="12pt" fo:font-style="normal" officeooo:rsid="00589ce3" style:font-size-asian="12pt" style:font-style-asian="normal" style:font-size-complex="12pt" style:font-style-complex="normal"/>
    </style:style>
    <style:style style:name="T19" style:family="text">
      <style:text-properties fo:font-size="12pt" fo:font-style="normal" officeooo:rsid="005a018d" style:font-size-asian="12pt" style:font-style-asian="normal" style:font-size-complex="12pt" style:font-style-complex="normal"/>
    </style:style>
    <style:style style:name="T20" style:family="text">
      <style:text-properties fo:font-size="12pt" fo:font-style="normal" officeooo:rsid="00677924" style:font-size-asian="12pt" style:font-style-asian="normal" style:font-size-complex="12pt" style:font-style-complex="normal"/>
    </style:style>
    <style:style style:name="T21" style:family="text">
      <style:text-properties fo:font-size="12pt" fo:font-style="normal" officeooo:rsid="006b8450" style:font-size-asian="12pt" style:font-style-asian="normal" style:font-size-complex="12pt" style:font-style-complex="normal"/>
    </style:style>
    <style:style style:name="T22" style:family="text">
      <style:text-properties fo:font-size="12pt" fo:font-style="normal" officeooo:rsid="006c090d" style:font-size-asian="12pt" style:font-style-asian="normal" style:font-size-complex="12pt" style:font-style-complex="normal"/>
    </style:style>
    <style:style style:name="T23" style:family="text">
      <style:text-properties fo:font-size="12pt" fo:font-style="normal" officeooo:rsid="006de2f4" style:font-size-asian="12pt" style:font-style-asian="normal" style:font-size-complex="12pt" style:font-style-complex="normal"/>
    </style:style>
    <style:style style:name="T24" style:family="text">
      <style:text-properties fo:font-size="12pt" fo:font-style="normal" officeooo:rsid="007412bb" style:font-size-asian="12pt" style:font-style-asian="normal" style:font-size-complex="12pt" style:font-style-complex="normal"/>
    </style:style>
    <style:style style:name="T25" style:family="text">
      <style:text-properties fo:font-size="12pt" fo:font-style="normal" officeooo:rsid="0074ae5a" style:font-size-asian="12pt" style:font-style-asian="normal" style:font-size-complex="12pt" style:font-style-complex="normal"/>
    </style:style>
    <style:style style:name="T26" style:family="text">
      <style:text-properties fo:font-size="12pt" fo:font-style="normal" officeooo:rsid="0077631a" style:font-size-asian="12pt" style:font-style-asian="normal" style:font-size-complex="12pt" style:font-style-complex="normal"/>
    </style:style>
    <style:style style:name="T27" style:family="text">
      <style:text-properties fo:font-size="12pt" fo:font-style="normal" officeooo:rsid="0079c136" style:font-size-asian="12pt" style:font-style-asian="normal" style:font-size-complex="12pt" style:font-style-complex="normal"/>
    </style:style>
    <style:style style:name="T28" style:family="text">
      <style:text-properties fo:font-size="12pt" fo:font-style="normal" officeooo:rsid="007a9fb8" style:font-size-asian="12pt" style:font-style-asian="normal" style:font-size-complex="12pt" style:font-style-complex="normal"/>
    </style:style>
    <style:style style:name="T29" style:family="text">
      <style:text-properties fo:font-size="12pt" fo:font-style="normal" officeooo:rsid="007b1505" style:font-size-asian="12pt" style:font-style-asian="normal" style:font-size-complex="12pt" style:font-style-complex="normal"/>
    </style:style>
    <style:style style:name="T30" style:family="text">
      <style:text-properties fo:font-size="12pt" fo:font-style="normal" officeooo:rsid="007c24e3" style:font-size-asian="12pt" style:font-style-asian="normal" style:font-size-complex="12pt" style:font-style-complex="normal"/>
    </style:style>
    <style:style style:name="T31" style:family="text">
      <style:text-properties fo:font-size="12pt" fo:font-style="normal" officeooo:rsid="008718f3" style:font-size-asian="12pt" style:font-style-asian="normal" style:font-size-complex="12pt" style:font-style-complex="normal"/>
    </style:style>
    <style:style style:name="T32" style:family="text">
      <style:text-properties fo:font-size="12pt" fo:font-style="normal" officeooo:rsid="0090ce7f" style:font-size-asian="12pt" style:font-style-asian="normal" style:font-size-complex="12pt" style:font-style-complex="normal"/>
    </style:style>
    <style:style style:name="T33" style:family="text">
      <style:text-properties fo:font-size="12pt" fo:font-style="normal" officeooo:rsid="0090d6ad" style:font-size-asian="12pt" style:font-style-asian="normal" style:font-size-complex="12pt" style:font-style-complex="normal"/>
    </style:style>
    <style:style style:name="T34" style:family="text">
      <style:text-properties fo:font-size="12pt" fo:font-style="normal" officeooo:rsid="0092d4af" style:font-size-asian="12pt" style:font-style-asian="normal" style:font-size-complex="12pt" style:font-style-complex="normal"/>
    </style:style>
    <style:style style:name="T35" style:family="text">
      <style:text-properties fo:font-size="12pt" fo:font-style="normal" officeooo:rsid="00944bb0" style:font-size-asian="12pt" style:font-style-asian="normal" style:font-size-complex="12pt" style:font-style-complex="normal"/>
    </style:style>
    <style:style style:name="T36" style:family="text">
      <style:text-properties fo:font-size="12pt" fo:font-style="normal" officeooo:rsid="009d8b0b" style:font-size-asian="12pt" style:font-style-asian="normal" style:font-size-complex="12pt" style:font-style-complex="normal"/>
    </style:style>
    <style:style style:name="T37" style:family="text">
      <style:text-properties fo:font-size="12pt" fo:font-style="normal" fo:font-weight="bold" officeooo:rsid="006de2f4" style:font-size-asian="12pt" style:font-style-asian="normal" style:font-weight-asian="bold" style:font-size-complex="12pt" style:font-style-complex="normal" style:font-weight-complex="bold"/>
    </style:style>
    <style:style style:name="T3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officeooo:rsid="00485903" style:font-size-asian="12pt" style:font-style-asian="normal" style:font-weight-asian="normal" style:font-size-complex="12pt" style:font-style-complex="normal" style:font-weight-complex="normal"/>
    </style:style>
    <style:style style:name="T40" style:family="text">
      <style:text-properties fo:font-size="12pt" fo:font-style="normal" fo:font-weight="normal" officeooo:rsid="00533fa5" style:font-size-asian="12pt" style:font-style-asian="normal" style:font-weight-asian="normal" style:font-size-complex="12pt" style:font-style-complex="normal" style:font-weight-complex="normal"/>
    </style:style>
    <style:style style:name="T41" style:family="text">
      <style:text-properties fo:font-size="12pt" fo:font-style="normal" fo:font-weight="normal" officeooo:rsid="00788b4a"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074ae5a"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44" style:family="text">
      <style:text-properties fo:font-size="12pt" fo:font-style="normal" fo:font-weight="normal" officeooo:rsid="0067d380" fo:background-color="transparent" loext:char-shading-value="0"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13b035" fo:background-color="transparent" loext:char-shading-value="0"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4a537f" fo:background-color="transparent" loext:char-shading-value="0"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officeooo:rsid="006a4ff8" fo:background-color="transparent" loext:char-shading-value="0" style:font-size-asian="12pt" style:font-style-asian="normal" style:font-weight-asian="normal" style:font-size-complex="12pt" style:font-style-complex="normal" style:font-weight-complex="normal"/>
    </style:style>
    <style:style style:name="T48" style:family="text">
      <style:text-properties fo:font-size="12pt" fo:font-style="normal" fo:background-color="transparent" loext:char-shading-value="0" style:font-size-asian="12pt" style:font-style-asian="normal" style:font-size-complex="12pt" style:font-style-complex="normal"/>
    </style:style>
    <style:style style:name="T49" style:family="text">
      <style:text-properties fo:font-size="12pt" fo:font-style="normal" officeooo:rsid="0031030d" fo:background-color="transparent" loext:char-shading-value="0" style:font-size-asian="12pt" style:font-style-asian="normal" style:font-size-complex="12pt" style:font-style-complex="normal"/>
    </style:style>
    <style:style style:name="T50" style:family="text">
      <style:text-properties fo:font-size="12pt" fo:font-style="normal" officeooo:rsid="009544d1" fo:background-color="transparent" loext:char-shading-value="0" style:font-size-asian="12pt" style:font-style-asian="normal" style:font-size-complex="12pt" style:font-style-complex="normal"/>
    </style:style>
    <style:style style:name="T51" style:family="text">
      <style:text-properties fo:font-size="12pt" fo:font-style="normal" officeooo:rsid="00571d75" fo:background-color="transparent" loext:char-shading-value="0" style:font-size-asian="12pt" style:font-style-asian="normal" style:font-size-complex="12pt" style:font-style-complex="normal"/>
    </style:style>
    <style:style style:name="T52" style:family="text">
      <style:text-properties fo:font-size="12pt" fo:font-style="normal" officeooo:rsid="0098ac9e" fo:background-color="transparent" loext:char-shading-value="0" style:font-size-asian="12pt" style:font-style-asian="normal" style:font-size-complex="12pt" style:font-style-complex="normal"/>
    </style:style>
    <style:style style:name="T53" style:family="text">
      <style:text-properties fo:font-size="12pt" fo:font-style="italic" fo:font-weight="normal" fo:background-color="transparent" loext:char-shading-value="0" style:font-size-asian="12pt" style:font-style-asian="italic" style:font-weight-asian="normal" style:font-size-complex="12pt" style:font-style-complex="italic" style:font-weight-complex="normal"/>
    </style:style>
    <style:style style:name="T54" style:family="text">
      <style:text-properties fo:font-size="12pt" fo:font-style="italic" fo:font-weight="normal" officeooo:rsid="0067d380" fo:background-color="transparent" loext:char-shading-value="0" style:font-size-asian="12pt" style:font-style-asian="italic" style:font-weight-asian="normal" style:font-size-complex="12pt" style:font-style-complex="italic" style:font-weight-complex="normal"/>
    </style:style>
    <style:style style:name="T55" style:family="text">
      <style:text-properties fo:font-size="12pt" fo:font-style="italic" fo:font-weight="normal" officeooo:rsid="004a537f" fo:background-color="transparent" loext:char-shading-value="0" style:font-size-asian="12pt" style:font-style-asian="italic" style:font-weight-asian="normal" style:font-size-complex="12pt" style:font-style-complex="italic" style:font-weight-complex="normal"/>
    </style:style>
    <style:style style:name="T56" style:family="text">
      <style:text-properties fo:font-size="12pt" style:font-size-asian="12pt" style:font-size-complex="12pt"/>
    </style:style>
    <style:style style:name="T57" style:family="text">
      <style:text-properties fo:font-size="12pt" officeooo:rsid="00441a4f" style:font-size-asian="12pt" style:font-size-complex="12pt"/>
    </style:style>
    <style:style style:name="T58" style:family="text">
      <style:text-properties fo:font-size="12pt" officeooo:rsid="003a2c32" style:font-size-asian="12pt" style:font-size-complex="12pt"/>
    </style:style>
    <style:style style:name="T59" style:family="text">
      <style:text-properties fo:font-size="12pt" officeooo:rsid="00476db0" style:font-size-asian="12pt" style:font-size-complex="12pt"/>
    </style:style>
    <style:style style:name="T60" style:family="text">
      <style:text-properties fo:font-style="italic" style:font-style-asian="italic" style:font-style-complex="italic"/>
    </style:style>
    <style:style style:name="T61" style:family="text">
      <style:text-properties fo:font-style="italic" officeooo:rsid="006fd45f" style:font-style-asian="italic" style:font-style-complex="italic"/>
    </style:style>
    <style:style style:name="T62" style:family="text">
      <style:text-properties fo:font-style="italic" officeooo:rsid="001caaba" style:font-style-asian="italic" style:font-style-complex="italic"/>
    </style:style>
    <style:style style:name="T63" style:family="text">
      <style:text-properties fo:font-style="normal" officeooo:rsid="0071afec" style:font-style-asian="normal" style:font-style-complex="normal"/>
    </style:style>
    <style:style style:name="T64" style:family="text">
      <style:text-properties fo:font-style="normal" officeooo:rsid="006de2f4" style:font-style-asian="normal" style:font-style-complex="normal"/>
    </style:style>
    <style:style style:name="T65" style:family="text">
      <style:text-properties fo:font-style="normal" officeooo:rsid="006fd45f" style:font-style-asian="normal" style:font-style-complex="normal"/>
    </style:style>
    <style:style style:name="T66" style:family="text">
      <style:text-properties fo:font-style="normal" officeooo:rsid="008718f3" style:font-style-asian="normal" style:font-style-complex="normal"/>
    </style:style>
    <style:style style:name="T67" style:family="text">
      <style:text-properties fo:font-style="normal" fo:font-weight="bold" officeooo:rsid="006de2f4" style:font-style-asian="normal" style:font-weight-asian="bold" style:font-style-complex="normal" style:font-weight-complex="bold"/>
    </style:style>
    <style:style style:name="T68" style:family="text">
      <style:text-properties fo:font-style="normal" fo:font-weight="bold" officeooo:rsid="0071afec" style:font-style-asian="normal" style:font-weight-asian="bold" style:font-style-complex="normal" style:font-weight-complex="bold"/>
    </style:style>
    <style:style style:name="T69" style:family="text">
      <style:text-properties officeooo:rsid="001d9c39"/>
    </style:style>
    <style:style style:name="T70" style:family="text">
      <style:text-properties fo:font-weight="bold" officeooo:rsid="001d9c39" style:font-weight-asian="bold" style:font-weight-complex="bold"/>
    </style:style>
    <style:style style:name="T71" style:family="text">
      <style:text-properties officeooo:rsid="0031030d"/>
    </style:style>
    <style:style style:name="T72" style:family="text">
      <style:text-properties style:font-name="Ubuntu Condensed"/>
    </style:style>
    <style:style style:name="T73" style:family="text">
      <style:text-properties style:font-name="Ubuntu Condensed" officeooo:rsid="000324d4"/>
    </style:style>
    <style:style style:name="T74" style:family="text">
      <style:text-properties style:font-name="Ubuntu Condensed" officeooo:rsid="000919c6"/>
    </style:style>
    <style:style style:name="T75" style:family="text">
      <style:text-properties style:font-name="Ubuntu Condensed" officeooo:rsid="0039edef"/>
    </style:style>
    <style:style style:name="T76" style:family="text">
      <style:text-properties officeooo:rsid="003e9345"/>
    </style:style>
    <style:style style:name="T77" style:family="text">
      <style:text-properties officeooo:rsid="0013b035"/>
    </style:style>
    <style:style style:name="T78" style:family="text">
      <style:text-properties officeooo:rsid="007580d9"/>
    </style:style>
    <style:style style:name="T79" style:family="text">
      <style:text-properties officeooo:rsid="008d646c"/>
    </style:style>
    <style:style style:name="T80" style:family="text">
      <style:text-properties officeooo:rsid="008ed5f9"/>
    </style:style>
    <style:style style:name="T81" style:family="text">
      <style:text-properties officeooo:rsid="00973f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Cart<text:span text:style-name="T79">e</text:span> des tiers-lieux en Pays de la Loire</text:p>
      <text:p text:style-name="P23">Présentation</text:p>
      <text:p text:style-name="P24"/>
      <text:p text:style-name="P1"><text:span text:style-name="T1">La cart</text:span><text:span text:style-name="T5">e</text:span><text:span text:style-name="T1"> des tiers-lieux en Pays de la Loire, </text:span><text:span text:style-name="T4">proposée par PiNG avec le soutien de la Région,</text:span><text:span text:style-name="T1"> </text:span><text:span text:style-name="T2">a pour </text:span><text:span text:style-name="T5">objectif </text:span><text:span text:style-name="T2">de</text:span><text:span text:style-name="T1"> donner à voir la dynamique tiers-lieux sur le territoire </text:span><text:span text:style-name="T3">régional. </text:span><text:span text:style-name="T2">Elle permet </text:span><text:span text:style-name="T3">ainsi </text:span><text:span text:style-name="T2">de</text:span><text:span text:style-name="T3"> f</text:span><text:span text:style-name="T73">aciliter l’identification des acteurs du </text:span><text:span text:style-name="T74">mouvement </text:span><text:span text:style-name="T78">et de </text:span><text:span text:style-name="T75">valoriser le maillage de ces lieux sur la région.</text:span></text:p>
      <text:p text:style-name="P2"><text:span text:style-name="T75">D’</text:span><text:span text:style-name="T72">apparente simplicité, si l’on extrait les aspects techniques d’un tel travail, cette mission s’est révélée plus complexe qu’elle n’y paraît, le sujet même de ce projet renvoyant à des visions multiples. </text:span></text:p>
      <text:p text:style-name="P3">Tie<text:span text:style-name="T80">rs-lieux ou la pluralité des visions</text:span></text:p>
      <text:p text:style-name="P4">La pertinence d’un concept s’éprouve à son usage, en ce qu’il permet de donner à voir quelque chose qui jusque-là ne pouvait être vu, de comprendre ce qui ne pouvait être compris. <text:span text:style-name="T71">Pour notre tâche cartographique, la difficulté qui nous est posée par le terme de</text:span><text:span text:style-name="T70"> « tiers-lieux »</text:span><text:span text:style-name="T69"> est qu’il</text:span><text:span text:style-name="T70"> recouvre une multiplicité de formes et de réalités </text:span><text:span text:style-name="T69">qui obéissent à des logiques variées (voire parfois contraires). En nous confrontant à un large panel de définitions et de typologies, nous remarquons que l’exercice est voué à l’achoppement, chaque tentative concluant au flou de la notion et proposant un inventaire à la Prévert.</text:span></text:p>
      <text:p text:style-name="P5">Si le mot de « tiers-lieux » a une force, ce n’est donc pas pour sa finesse conceptuelle, mais à l’inverse parce qu’il amalgame un ensemble de <text:span text:style-name="T76">lieux et d’initiatives </text:span>se posant au croisement de dynamiques impactantes pour la conduite des sociétés occidentales <text:span text:style-name="T60">« l’ouverture et la collaboration, l’hybridation et l’innovation, le mélange d’activités et de loisirs »</text:span><text:span text:style-name="T60"><text:note text:id="ftn1" text:note-class="footnote"><text:note-citation>1</text:note-citation><text:note-body><text:p text:style-name="P22">LEVY-WAITZ, Patrick, <text:span text:style-name="T60">Rapport mission coworking, territoires travail numérique, faire ensemble pour mieux vivre ensemble,</text:span> Fondation travailler autrement, 2018 p. 31</text:p></text:note-body></text:note></text:span>. De-là découlent son usage politique grandissant et les nombreux fantasmes qu’il transporte.</text:p>
      <text:p text:style-name="P9"><text:span text:style-name="T11">Dès lors, e</text:span><text:span text:style-name="T10">n approfondiss</text:span><text:span text:style-name="T15">ant</text:span><text:span text:style-name="T10"> nos connaissances sur le sujet et les recherches en lien, i</text:span><text:span text:style-name="T6">l ne nous a pas paru possible (ni </text:span><text:span text:style-name="T8">même </text:span><text:span text:style-name="T6">souhaitable) d’établir une définition claire et précise du terme de tiers-lieux, </text:span><text:span text:style-name="T49">qui ne peut être abordé comme un concept</text:span><text:span text:style-name="T48">. </text:span><text:span text:style-name="T6">C’est pourquoi l</text:span><text:span text:style-name="T32">e travail cartographique</text:span><text:span text:style-name="T10"> que nous partageons à ce jour</text:span><text:span text:style-name="T6"> s’appuie sur plusieurs sources </text:span><text:span text:style-name="T9">(CGET, PiNG, CRESS) </text:span><text:span text:style-name="T36">à jour au 19 février 20. Ces données</text:span><text:span text:style-name="T10"> révèlent différen</text:span><text:span text:style-name="T20">t</text:span><text:span text:style-name="T10">es visions de cette dynamique </text:span><text:span text:style-name="T26">qui, si elles ne s’opposent pas, s’enrichissent et s’entrecroisent voire se questionnent mutuellement. </text:span></text:p>
      <table:table table:name="Tableau1" table:style-name="Tableau1">
        <table:table-column table:style-name="Tableau1.A"/>
        <table:table-row>
          <table:table-cell table:style-name="Tableau1.A1" office:value-type="string">
            <text:p text:style-name="P16"><text:span text:style-name="T56">La vision </text:span><text:span text:style-name="T57">du </text:span><text:span text:style-name="T56">CGET - </text:span><text:span text:style-name="T58">Commissariat Général à l'</text:span><text:span text:style-name="T59">É</text:span><text:span text:style-name="T58">galité des Territoires </text:span><text:span text:style-name="T56">…</text:span></text:p>
            <text:p text:style-name="P20"><text:span text:style-name="T38">En 2018, le CGET a commandé une étude sur les tiers-lieux à la fondation Travailler Autrement </text:span><text:span text:style-name="T39">dont émane une </text:span><text:span text:style-name="T40">définition</text:span><text:span text:style-name="T39"> synthétique d</text:span><text:span text:style-name="T41">u terme tiers-lieux</text:span><text:span text:style-name="T53">"Espaces collectifs d'un nouveau genre qui suscitent des dynamiques variées, chacun avec son identité et sa spécificité.</text:span><text:span text:style-name="T43">". </text:span><text:span text:style-name="T44">Trois critères participent à identifier les tiers-lieux </text:span><text:span text:style-name="T47">selon eux</text:span><text:span text:style-name="T44"> : une d</text:span><text:span text:style-name="T45">imension </text:span><text:span text:style-name="T44">intrinsèquement</text:span><text:span text:style-name="T45"> collaborative voire communautaire, </text:span><text:span text:style-name="T44">la </text:span><text:span text:style-name="T77">primauté accordée au « faire »</text:span><text:span text:style-name="T44">, le </text:span><text:span text:style-name="T45">haut d</text:span><text:span text:style-name="T44">e</text:span><text:span text:style-name="T45">gré de mixité </text:span><text:span text:style-name="T44">des publics. </text:span><text:span text:style-name="T54">« E</text:span><text:span text:style-name="T55">spaces physiques et numériques du faire ensemble »,</text:span><text:span text:style-name="T46"> </text:span><text:span text:style-name="T44">ils sont présentés c</text:span><text:span text:style-name="T46">omme des opportunités d'avenir pour les territoires.</text:span></text:p>
            <text:p text:style-name="P21"/>
            <text:p text:style-name="P17"><text:span text:style-name="T6">La vision CRESS - </text:span><text:span text:style-name="T12">Chambre Régionale de l’Économie Sociale et Solidaire</text:span><text:span text:style-name="T6">…</text:span></text:p>
            <text:p text:style-name="P10"><text:span text:style-name="T6">La CRESS coordonne le collectif CAP tiers-lieux, accélérateur des tiers-lieux de l’ESS en Pays de la Loire. En accord <text:s/>avec <text:s/></text:span><text:span text:style-name="T13">leurs</text:span><text:span text:style-name="T6"> <text:s/>valeurs, <text:s/>sont reconnus tiers-lieux de l’ESS les initiatives remplissant les critères suivan</text:span><text:span text:style-name="T13">t</text:span><text:span text:style-name="T6">s : lieu <text:s/>regroupant <text:s/>plusieurs <text:s/>fonctions <text:s/>(coworking, <text:s/>ateliers, magasin…) ; porté par une communauté ; s’appuyant <text:s/>sur <text:s/>les <text:s/>principes <text:s/>de <text:s/>l’ESS (primauté <text:s/>des <text:s/>personnes et de l’objet social sur le capital, utilité collective ou sociale, non-lucrativité individuelle et juste répartition des excédents, gouvernance démocratique) et visant une diversité d’utilisateurs (entreprises, associations, citoyens, pouvoirs publics…). </text:span></text:p>
            <text:p text:style-name="P15">La vision PiNG…</text:p>
            <text:p text:style-name="P6"><text:span text:style-name="T6">L’association PiNG a développé une expertise des tiers-lieux numériques par le biais de deux </text:span><text:soft-page-break/><text:span text:style-name="T6">expérimentations terrain : l’</text:span><text:span text:style-name="T33">A</text:span><text:span text:style-name="T6">telier </text:span><text:span text:style-name="T33">P</text:span><text:span text:style-name="T6">artagé du Breil et le fablab citoyen et pédagogique Plateforme C. Pour notre structure, un tiers-lieu doit s’inscrire à minima dans les orientations suivantes : ouverture, inclusion, mixité des pratiques et des communautés, convivialité. </text:span><text:span text:style-name="T21">Portés par le tiers-secteur, i</text:span><text:span text:style-name="T27">l</text:span><text:span text:style-name="T6">s doivent aider à renouveler nos façons de travailler, apprendre/transmettre, collaborer, imaginer et contribuer à créer des communs. </text:span><text:span text:style-name="T14">Les lieux sourcés par PiNG s’inscrivent dans ces dynamiques et </text:span><text:span text:style-name="T16">sont orientés pratiques numériques, en lien avec notre projet associatif. </text:span></text:p>
          </table:table-cell>
        </table:table-row>
      </table:table>
      <text:p text:style-name="P13"/>
      <text:p text:style-name="P9"><text:span text:style-name="T10">En travaillant sur les données de la cart</text:span><text:span text:style-name="T34">e</text:span><text:span text:style-name="T10">,</text:span><text:span text:style-name="T6"> nous avons fait le choix de ne pas intervenir </text:span><text:span text:style-name="T11">sur l’éditorialisation </text:span><text:span text:style-name="T6">des bases de données récoltées pour en extraire des lieux ou en éliminer. </text:span><text:span text:style-name="T10">Ainsi, en choisissant pour le filtre « source » CGET </text:span><text:span text:style-name="T11">par ex</text:span><text:span text:style-name="T31">emple</text:span><text:span text:style-name="T10">, vous retrouvez les initiatives q</text:span><text:span text:style-name="T11">ue la mission Coworking</text:span><text:span text:style-name="T10"> englobe dans </text:span><text:span text:style-name="T11">sa</text:span><text:span text:style-name="T10"> vision des tiers-lieux, que vous ne retrouverez peut-être pas dans les sources PiNG ou CRESS. </text:span></text:p>
      <text:p text:style-name="P9"><text:span text:style-name="T6">S’il est entendu qu’il nous </text:span><text:span text:style-name="T8">est impossible </text:span><text:span text:style-name="T6">d’atteindre l’exhaustivité, nous pensons que la cart</text:span><text:span text:style-name="T35">e</text:span><text:span text:style-name="T6"> s’enrichit de la multiplicité qui s’y trouve. </text:span><text:span text:style-name="T8">Il s’agit néanmoins d’être en capacité </text:span><text:span text:style-name="T49">de la donner à voir.</text:span><text:span text:style-name="T8"> C’est l’objectif de</text:span><text:span text:style-name="T10">rrière cette approche multi-source. </text:span></text:p>
      <text:p text:style-name="P18"/>
      <text:p text:style-name="P18">Classer l’inclassable : <text:span text:style-name="T81">partir des dynamiques transformatrices des lieux</text:span></text:p>
      <text:p text:style-name="P11"><text:span text:style-name="T6">L’exercice cartographique nécessite d’organiser et </text:span><text:span text:style-name="T17">de </text:span><text:span text:style-name="T6">classer les informations </text:span><text:span text:style-name="T48">pour </text:span><text:span text:style-name="T50">présenter </text:span><text:span text:style-name="T51">d</text:span><text:span text:style-name="T17">e façon cohérente les informations relatives aux différents tiers-lieux du territoire </text:span><text:span text:style-name="T19">et aider les usagers du site à «s’y retrouver »</text:span><text:span text:style-name="T17">. </text:span><text:span text:style-name="T18">Si l’on s’accorde assez aisément sur des catégories usuelles (nom du lieu, coordonnées postales, téléphoniques, site internet, présentation succincte) ou sur des éléments structurels (publics, modèle juridique), la question de la typologie des lieux </text:span><text:span text:style-name="T19">soulève </text:span><text:span text:style-name="T21">moult</text:span><text:span text:style-name="T19"> questionnements. </text:span></text:p>
      <text:p text:style-name="P7"><text:span text:style-name="T19">I</text:span><text:span text:style-name="T6">l s’agit donc de trouver une</text:span><text:span text:style-name="T48"> </text:span><text:span text:style-name="T52">nomenclature </text:span><text:span text:style-name="T48">qui n’enferme pas les tiers-lieux dans des catégories trop factuelles et souvent trop étroites pour ces initiatives (ex coworking, fablab….). Il s’agit également de mettre en évidence la valeur ajoutée de</text:span><text:span text:style-name="T6"> ces initiatives c’est-à-dire mettre en avant la capacité transformatrice de celle</text:span><text:span text:style-name="T23">s</text:span><text:span text:style-name="T6">-ci, les lignes qu’elles peuvent faire bouger. </text:span><text:span text:style-name="T22">Nous nous sommes donc accordés sur les typologies </text:span><text:span text:style-name="T23">suivantes :</text:span></text:p>
      <text:p text:style-name="P7"><text:span text:style-name="T23"><text:s/><text:line-break/></text:span><text:span text:style-name="T37">&gt; renouveler le travail : </text:span><text:span text:style-name="T28">on retrouve dans cette catégorie les lieux partagés de travail, </text:span><text:span text:style-name="T29">au sens économique usuel, </text:span><text:span text:style-name="T23">témoins et hôtes d’une transformation </text:span><text:span text:style-name="T29">de ce domaine</text:span><text:span text:style-name="T23"> liée à la numérisation du monde, au développement du travail indépendant, à une mutation des attentes des jeunes générations, au questionnement des mobilités (…). </text:span></text:p>
      <text:p text:style-name="P12"><text:span text:style-name="T64">&gt; </text:span><text:span text:style-name="T68">œuvrer</text:span><text:span text:style-name="T67"> ensemble </text:span><text:span text:style-name="T64">:</text:span><text:span text:style-name="T65"> « </text:span><text:span text:style-name="T61">L’œuvre, qui caractérise l'humain comme </text:span><text:span text:style-name="T62">h</text:span><text:span text:style-name="T61">omo </text:span><text:span text:style-name="T62">f</text:span><text:span text:style-name="T61">aber, désigne la production d'objets destinés à l'usage plutôt qu'à être simplement consommés. (…) et participe à la fabrication d'un « monde commun » . </text:span><text:span text:style-name="T63">C’est en prolongement de la pensée d’Arendt que nous avons choisi le terme « </text:span><text:span text:style-name="T66">œuvrer</text:span><text:span text:style-name="T63"> » versus produire/faire pour désigner les espaces qui permettent d’allier la tête et les mains pour créer, réparer, fabriquer. </text:span></text:p>
      <text:p text:style-name="P7"><text:span text:style-name="T37">&gt; explorer collectivement :</text:span><text:span text:style-name="T23"> </text:span><text:span text:style-name="T24">il s’agit ici de mettre en avant la dynamique exploratoire de ces lieux qui sont pour nombre d’entre eux des </text:span><text:span text:style-name="T7">espaces </text:span><text:span text:style-name="T30">proposant </text:span><text:span text:style-name="T7">des activités de programmation, de formation citoyenne et de transmission des savoirs </text:span><text:span text:style-name="T9">et des pratiques</text:span><text:span text:style-name="T7">. </text:span></text:p>
      <text:p text:style-name="P8"><text:span text:style-name="T37">&gt; repenser sa consommation : </text:span><text:span text:style-name="T25">nécessaire pour les tiers-lieux de la base de donnée CRESS, cette catégorie permet de présenter les tiers-lieux qui viennent questionner les circuits de production et consommation dominants pour proposer une relocalisation, des alternatives à ceux-ci. </text:span></text:p>
      <text:p text:style-name="P14"/>
      <text:p text:style-name="P19"><text:span text:style-name="T42">B</text:span><text:span text:style-name="T38">onne déambulation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3T09:54:21.540020089</meta:creation-date>
    <dc:date>2020-02-19T10:55:50.182824581</dc:date>
    <meta:editing-duration>PT12H8M41S</meta:editing-duration>
    <meta:editing-cycles>89</meta:editing-cycles>
    <meta:generator>LibreOffice/6.0.7.3$Linux_X86_64 LibreOffice_project/00m0$Build-3</meta:generator>
    <dc:creator>Charlotte Rautureau</dc:creator>
    <meta:document-statistic meta:table-count="1" meta:image-count="0" meta:object-count="0" meta:page-count="2" meta:paragraph-count="25" meta:word-count="1130" meta:character-count="7518" meta:non-whitespace-character-count="6383"/>
  </office:meta>
</office:document-meta>
</file>